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807cm" table:align="left"/>
    </style:style>
    <style:style style:name="Table1.A" style:family="table-column">
      <style:table-column-properties style:column-width="6.415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1.39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">
      <style:text-properties officeooo:rsid="000bca3f" officeooo:paragraph-rsid="000bca3f"/>
    </style:style>
    <style:style style:name="P14" style:family="paragraph" style:parent-style-name="Text_20_body">
      <style:text-properties officeooo:paragraph-rsid="000bca3f"/>
    </style:style>
    <style:style style:name="T1" style:family="text">
      <style:text-properties officeooo:rsid="000bca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ct Title</text:span>: DocSpot – Seamless Appointment Booking for Health<text:line-break/><text:span text:style-name="Strong_20_Emphasis">Team Name</text:span>: SmartBridge HealthTech<text:line-break/><text:span text:style-name="Strong_20_Emphasis">Team Members</text:span>:</text:p>
      <text:p text:style-name="P14"><text:tab/><text:span text:style-name="T1">Angadi Pravallika</text:span> </text:p>
      <text:list xml:id="list904841164" text:style-name="L1">
        <text:list-header>
          <text:p text:style-name="P13">Chandana Sravanthi Chintada</text:p>
          <text:p text:style-name="P13">Anadasu Jaya Venkata Sai Hanuma</text:p>
          <text:p text:style-name="P13">Amara Krupa Varshitha</text:p>
        </text:list-header>
      </text:list>
      <text:p text:style-name="Horizontal_20_Line"/>
      <text:h text:style-name="Heading_20_2" text:outline-level="2"><text:s/>Phase 1: Brainstorming and Ideation</text:h>
      <text:h text:style-name="Heading_20_3" text:outline-level="3"><text:s/>Objective:</text:h>
      <text:p text:style-name="Text_20_body">To streamline the healthcare appointment process by enabling patients to discover, schedule, and manage doctor appointments via an easy-to-use, real-time web platform.</text:p>
      <text:h text:style-name="Heading_20_3" text:outline-level="3"><text:s/>Key Points:</text:h>
      <text:list xml:id="list3907571516" text:style-name="L2">
        <text:list-item>
          <text:p text:style-name="P1"><text:span text:style-name="Strong_20_Emphasis">Problem Statement</text:span>:<text:line-break/>Traditional methods of booking doctor appointments involve long wait times, manual calls, and unclear availability, leading to inefficiency and dissatisfaction.</text:p>
        </text:list-item>
        <text:list-item>
          <text:p text:style-name="P1"><text:span text:style-name="Strong_20_Emphasis">Proposed Solution</text:span>:<text:line-break/>A secure, scalable MERN stack-based platform where patients can register, browse doctors, view real-time availability, and manage appointments. Doctors and admins can also manage appointments and handle operations.</text:p>
        </text:list-item>
        <text:list-item>
          <text:p text:style-name="P1"><text:span text:style-name="Strong_20_Emphasis">Target Users</text:span>:</text:p>
          <text:list>
            <text:list-item>
              <text:p text:style-name="P1">Patients seeking healthcare services</text:p>
            </text:list-item>
            <text:list-item>
              <text:p text:style-name="P1">Doctors providing consultations</text:p>
            </text:list-item>
            <text:list-item>
              <text:p text:style-name="P1">Admins managing the platform</text:p>
            </text:list-item>
          </text:list>
        </text:list-item>
        <text:list-item>
          <text:p text:style-name="P1"><text:span text:style-name="Strong_20_Emphasis">Expected Outcome</text:span>:<text:line-break/>A real-time doctor booking web app with secure authentication, efficient scheduling, and streamlined user experience across roles.</text:p>
        </text:list-item>
      </text:list>
      <text:p text:style-name="Horizontal_20_Line"/>
      <text:h text:style-name="Heading_20_2" text:outline-level="2">Phase 2: Requirement Analysis</text:h>
      <text:h text:style-name="Heading_20_3" text:outline-level="3">Objective:</text:h>
      <text:p text:style-name="Text_20_body">Identify and plan the technical and functional needs of the system</text:p>
      <text:h text:style-name="Heading_20_3" text:outline-level="3">Technical Requirements:</text:h>
      <text:list xml:id="list4049131781" text:style-name="L3">
        <text:list-item>
          <text:p text:style-name="P2"><text:span text:style-name="Strong_20_Emphasis">Frontend</text:span>: React.js with Axios for API communication</text:p>
        </text:list-item>
        <text:list-item>
          <text:p text:style-name="P2"><text:soft-page-break/><text:span text:style-name="Strong_20_Emphasis">Backend</text:span>: Node.js and Express.js</text:p>
        </text:list-item>
        <text:list-item>
          <text:p text:style-name="P2"><text:span text:style-name="Strong_20_Emphasis">Database</text:span>: MongoDB (cloud-hosted via MongoDB Atlas)</text:p>
        </text:list-item>
        <text:list-item>
          <text:p text:style-name="P2"><text:span text:style-name="Strong_20_Emphasis">UI Libraries</text:span>: Bootstrap, Material UI</text:p>
        </text:list-item>
        <text:list-item>
          <text:p text:style-name="P2"><text:span text:style-name="Strong_20_Emphasis">Authentication</text:span>: JWT</text:p>
        </text:list-item>
        <text:list-item>
          <text:p text:style-name="P2"><text:span text:style-name="Strong_20_Emphasis">Date Handling</text:span>: Moment.js</text:p>
        </text:list-item>
      </text:list>
      <text:h text:style-name="Heading_20_3" text:outline-level="3">Functional Requirements:</text:h>
      <text:list xml:id="list4229552085" text:style-name="L4">
        <text:list-item>
          <text:p text:style-name="P3">User registration/login for patients, doctors, and admins</text:p>
        </text:list-item>
        <text:list-item>
          <text:p text:style-name="P3">Real-time availability and appointment scheduling</text:p>
        </text:list-item>
        <text:list-item>
          <text:p text:style-name="P3">Appointment cancellation/rescheduling</text:p>
        </text:list-item>
        <text:list-item>
          <text:p text:style-name="P3">Uploading documents (insurance, reports)</text:p>
        </text:list-item>
        <text:list-item>
          <text:p text:style-name="P3">Admin dashboard for platform governance</text:p>
        </text:list-item>
        <text:list-item>
          <text:p text:style-name="P3">Notification system for confirmations and updates</text:p>
        </text:list-item>
      </text:list>
      <text:h text:style-name="Heading_20_3" text:outline-level="3">Constraints &amp; Challenges:</text:h>
      <text:list xml:id="list3885874468" text:style-name="L5">
        <text:list-item>
          <text:p text:style-name="P4">Preventing double-booking in high-demand time slots</text:p>
        </text:list-item>
        <text:list-item>
          <text:p text:style-name="P4">Securing sensitive user data (medical records, profiles)</text:p>
        </text:list-item>
        <text:list-item>
          <text:p text:style-name="P4">Managing time zone discrepancies in date/time selections</text:p>
        </text:list-item>
      </text:list>
      <text:p text:style-name="Horizontal_20_Line"/>
      <text:h text:style-name="Heading_20_2" text:outline-level="2"><text:s/>Phase 3: Project Design</text:h>
      <text:h text:style-name="Heading_20_3" text:outline-level="3">Objective:</text:h>
      <text:p text:style-name="Text_20_body">Create a robust architecture and define user interaction flows</text:p>
      <text:h text:style-name="Heading_20_3" text:outline-level="3"><text:s/>System Architecture:</text:h>
      <text:list xml:id="list1206958889" text:style-name="L6">
        <text:list-item>
          <text:p text:style-name="P5"><text:span text:style-name="Strong_20_Emphasis">Client (React)</text:span>: Handles UI for patients, doctors, and admins</text:p>
        </text:list-item>
        <text:list-item>
          <text:p text:style-name="P5"><text:span text:style-name="Strong_20_Emphasis">API Layer (Axios)</text:span>: Connects frontend with backend</text:p>
        </text:list-item>
        <text:list-item>
          <text:p text:style-name="P5"><text:span text:style-name="Strong_20_Emphasis">Server (Express.js)</text:span>: Handles routing, authentication, and business logic</text:p>
        </text:list-item>
        <text:list-item>
          <text:p text:style-name="P5"><text:span text:style-name="Strong_20_Emphasis">Database (MongoDB)</text:span>: Stores user profiles, appointments, and documents</text:p>
        </text:list-item>
      </text:list>
      <text:h text:style-name="Heading_20_3" text:outline-level="3">User Flow:</text:h>
      <text:p text:style-name="Text_20_body"><text:span text:style-name="Strong_20_Emphasis">Scenario Example</text:span> – John books an appointment:</text:p>
      <text:list xml:id="list1008722340" text:style-name="L7">
        <text:list-item>
          <text:p text:style-name="P6">Registers as a customer</text:p>
        </text:list-item>
        <text:list-item>
          <text:p text:style-name="P6">Logs in and browses doctors by specialty or availability</text:p>
        </text:list-item>
        <text:list-item>
          <text:p text:style-name="P6">Selects a slot and uploads documents</text:p>
        </text:list-item>
        <text:list-item>
          <text:p text:style-name="P6"><text:soft-page-break/>Receives booking confirmation</text:p>
        </text:list-item>
        <text:list-item>
          <text:p text:style-name="P6">Views upcoming appointments on dashboard</text:p>
        </text:list-item>
        <text:list-item>
          <text:p text:style-name="P6">Visits doctor on appointment day and receives follow-up digitally</text:p>
        </text:list-item>
      </text:list>
      <text:h text:style-name="Heading_20_3" text:outline-level="3">Considerations:</text:h>
      <text:list xml:id="list4243069136" text:style-name="L8">
        <text:list-item>
          <text:p text:style-name="P7">Role-specific dashboards for patients, doctors, and admins</text:p>
        </text:list-item>
        <text:list-item>
          <text:p text:style-name="P7">Responsive mobile-first layout</text:p>
        </text:list-item>
        <text:list-item>
          <text:p text:style-name="P7">Error handling, loading indicators, and real-time feedback</text:p>
        </text:list-item>
      </text:list>
      <text:p text:style-name="Horizontal_20_Line"/>
      <text:h text:style-name="Heading_20_2" text:outline-level="2"><text:s/>Phase 4: Project Planning (Agile)</text:h>
      <text:h text:style-name="Heading_20_3" text:outline-level="3">Objective:</text:h>
      <text:p text:style-name="Text_20_body">Break down the project using agile methodologies</text:p>
      <text:h text:style-name="Heading_20_3" text:outline-level="3"><text:s/>Sprints:</text:h>
      <text:list xml:id="list1260244975" text:style-name="L9">
        <text:list-item>
          <text:p text:style-name="P8"><text:span text:style-name="Strong_20_Emphasis">Sprint 1</text:span>: Setup project structure and UI components</text:p>
        </text:list-item>
        <text:list-item>
          <text:p text:style-name="P8"><text:span text:style-name="Strong_20_Emphasis">Sprint 2</text:span>: Backend API development and database modeling</text:p>
        </text:list-item>
        <text:list-item>
          <text:p text:style-name="P8"><text:span text:style-name="Strong_20_Emphasis">Sprint 3</text:span>: Integrate frontend with backend, build role-based access</text:p>
        </text:list-item>
        <text:list-item>
          <text:p text:style-name="P8"><text:span text:style-name="Strong_20_Emphasis">Sprint 4</text:span>: Final testing, bug fixes, and deployment</text:p>
        </text:list-item>
      </text:list>
      <text:p text:style-name="Horizontal_20_Line"/>
      <text:h text:style-name="Heading_20_2" text:outline-level="2"><text:s/>Phase 5: Project Development</text:h>
      <text:h text:style-name="Heading_20_3" text:outline-level="3">Technology Stack:</text:h>
      <text:list xml:id="list1593187425" text:style-name="L10">
        <text:list-item>
          <text:p text:style-name="P9"><text:span text:style-name="Strong_20_Emphasis">Frontend</text:span>: React.js, Axios, Bootstrap, Material UI</text:p>
        </text:list-item>
        <text:list-item>
          <text:p text:style-name="P9"><text:span text:style-name="Strong_20_Emphasis">Backend</text:span>: Node.js, Express.js</text:p>
        </text:list-item>
        <text:list-item>
          <text:p text:style-name="P9"><text:span text:style-name="Strong_20_Emphasis">Database</text:span>: MongoDB (NoSQL)</text:p>
        </text:list-item>
        <text:list-item>
          <text:p text:style-name="P9"><text:span text:style-name="Strong_20_Emphasis">Authentication</text:span>: JWT, bcrypt</text:p>
        </text:list-item>
        <text:list-item>
          <text:p text:style-name="P9"><text:span text:style-name="Strong_20_Emphasis">Others</text:span>: Moment.js (for date/time formatting)</text:p>
        </text:list-item>
      </text:list>
      <text:h text:style-name="Heading_20_3" text:outline-level="3">Development Process:</text:h>
      <text:list xml:id="list3433289626" text:style-name="L11">
        <text:list-item>
          <text:p text:style-name="P10">Created modular RESTful APIs for auth, booking, admin controls</text:p>
        </text:list-item>
        <text:list-item>
          <text:p text:style-name="P10">Integrated real-time slot checking</text:p>
        </text:list-item>
        <text:list-item>
          <text:p text:style-name="P10">Used Mongoose for schema modeling</text:p>
        </text:list-item>
        <text:list-item>
          <text:p text:style-name="P10">Implemented middleware for role-based access</text:p>
        </text:list-item>
      </text:list>
      <text:h text:style-name="Heading_20_3" text:outline-level="3"><text:soft-page-break/><text:s/>Challenges &amp; Fixes:</text:h>
      <text:list xml:id="list2215526234" text:style-name="L12">
        <text:list-item>
          <text:p text:style-name="P11"><text:span text:style-name="Strong_20_Emphasis">Issue</text:span>: Overlapping slots in doctor calendar<text:line-break/><text:span text:style-name="Strong_20_Emphasis">Fix</text:span>: Used atomic queries in MongoDB to avoid conflicts</text:p>
        </text:list-item>
        <text:list-item>
          <text:p text:style-name="P11"><text:span text:style-name="Strong_20_Emphasis">Issue</text:span>: Securing file uploads<text:line-break/><text:span text:style-name="Strong_20_Emphasis">Fix</text:span>: Restricted file formats and added validation checks</text:p>
        </text:list-item>
        <text:list-item>
          <text:p text:style-name="P11"><text:span text:style-name="Strong_20_Emphasis">Issue</text:span>: UX bugs on mobile view<text:line-break/><text:span text:style-name="Strong_20_Emphasis">Fix</text:span>: Optimized layout with responsive design patterns</text:p>
        </text:list-item>
      </text:list>
      <text:p text:style-name="Horizontal_20_Line"/>
      <text:h text:style-name="Heading_20_2" text:outline-level="2"><text:s/>Phase 6: Functional &amp; Performance Testing</text:h>
      <text:h text:style-name="Heading_20_3" text:outline-level="3"><text:s/>Objective:</text:h>
      <text:p text:style-name="Text_20_body">Ensure system stability, correctness, and user experience</text:p>
      <text:h text:style-name="Heading_20_3" text:outline-level="3"><text:s/>Test Cases Executed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046889076288">
            <table:table-cell table:style-name="Table1.A1" office:value-type="string">
              <text:p text:style-name="Table_20_Heading">Test Case</text:p>
            </table:table-cell>
            <table:table-cell table:style-name="Table1.A1" office:value-type="string">
              <text:p text:style-name="Table_20_Heading">Expected Resul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 table:style-name="TableLine94046889076288">
          <table:table-cell table:style-name="Table1.A1" office:value-type="string">
            <text:p text:style-name="Table_20_Contents">Register and Login (User, Doctor)</text:p>
          </table:table-cell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046889076288">
          <table:table-cell table:style-name="Table1.A1" office:value-type="string">
            <text:p text:style-name="Table_20_Contents">Book appointment</text:p>
          </table:table-cell>
          <table:table-cell table:style-name="Table1.A1" office:value-type="string">
            <text:p text:style-name="Table_20_Contents">Confirmation message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046889076288">
          <table:table-cell table:style-name="Table1.A1" office:value-type="string">
            <text:p text:style-name="Table_20_Contents">Upload document during booking</text:p>
          </table:table-cell>
          <table:table-cell table:style-name="Table1.A1" office:value-type="string">
            <text:p text:style-name="Table_20_Contents">Stored successfully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046889076288">
          <table:table-cell table:style-name="Table1.A1" office:value-type="string">
            <text:p text:style-name="Table_20_Contents">Admin approves doctor registration</text:p>
          </table:table-cell>
          <table:table-cell table:style-name="Table1.A1" office:value-type="string">
            <text:p text:style-name="Table_20_Contents">Updated in system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046889076288">
          <table:table-cell table:style-name="Table1.A1" office:value-type="string">
            <text:p text:style-name="Table_20_Contents">Cancel/reschedule appointment</text:p>
          </table:table-cell>
          <table:table-cell table:style-name="Table1.A1" office:value-type="string">
            <text:p text:style-name="Table_20_Contents">Status updated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046889076288">
          <table:table-cell table:style-name="Table1.A1" office:value-type="string">
            <text:p text:style-name="Table_20_Contents">Unauthorized access to admin routes</text:p>
          </table:table-cell>
          <table:table-cell table:style-name="Table1.A1" office:value-type="string">
            <text:p text:style-name="Table_20_Contents">Denied</text:p>
          </table:table-cell>
          <table:table-cell table:style-name="Table1.A1" office:value-type="string">
            <text:p text:style-name="Table_20_Contents">✅</text:p>
          </table:table-cell>
        </table:table-row>
      </table:table>
      <text:h text:style-name="Heading_20_3" text:outline-level="3">Bug Fixes and Improvements:</text:h>
      <text:list xml:id="list1094482403" text:style-name="L13">
        <text:list-item>
          <text:p text:style-name="P12">Improved loading feedback with spinners</text:p>
        </text:list-item>
        <text:list-item>
          <text:p text:style-name="P12">Enhanced form validations (React Hook Form / Yup)</text:p>
        </text:list-item>
        <text:list-item>
          <text:p text:style-name="P12">Optimized MongoDB queries for performance</text:p>
        </text:list-item>
      </text:list>
      <text:h text:style-name="Heading_20_3" text:outline-level="3">Final Validation:</text:h>
      <text:p text:style-name="Text_20_body">Successfully tested across devices and roles (admin, doctor, user). Fully functional with security and performance metrics in pla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1:18:21.006367933</meta:creation-date>
    <dc:date>2025-06-30T11:22:41.258125977</dc:date>
    <meta:editing-duration>PT4M22S</meta:editing-duration>
    <meta:editing-cycles>1</meta:editing-cycles>
    <meta:document-statistic meta:table-count="1" meta:image-count="0" meta:object-count="0" meta:page-count="4" meta:paragraph-count="112" meta:word-count="651" meta:character-count="4574" meta:non-whitespace-character-count="4076"/>
    <meta:generator>LibreOffice/6.4.7.2$Linux_X86_64 LibreOffice_project/40$Build-2</meta:generator>
  </office:meta>
</office:document-meta>
</file>